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1" style:family="text">
      <style:text-properties style:text-position="-33% 58%" fo:font-weight="normal" style:font-weight-asian="normal" style:font-weight-complex="normal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style:text-position="33% 58%"/>
    </style:style>
  </office:automatic-styles>
  <office:body>
    <office:spreadsheet>
      <table:table table:name="Sheet1" table:style-name="ta1">
        <table:shapes>
          <draw:frame draw:z-index="0" draw:style-name="gr1" svg:width="16.02cm" svg:height="9.005cm" svg:x="4.074cm" svg:y="8.872cm">
            <draw:object draw:notify-on-update-of-ranges="Sheet1.B1:Sheet1.B1 Sheet1.B2:Sheet1.B11 Sheet1.C1:Sheet1.C1 Sheet1.C2:Sheet1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89cm" svg:height="8.979cm" svg:x="3.991cm" svg:y="18.594cm">
            <draw:object draw:notify-on-update-of-ranges="Sheet1.B1:Sheet1.B1 Sheet1.B2:Sheet1.B11 Sheet1.D1:Sheet1.D1 Sheet1.D2:Sheet1.D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Anzahl n Elemente</text:p>
          </table:table-cell>
          <table:table-cell office:value-type="string">
            <text:p>f(n) in s (Alg 1)</text:p>
          </table:table-cell>
          <table:table-cell office:value-type="string">
            <text:p>f(n) in s (Alg2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0.11">
            <text:p>0,11</text:p>
          </table:table-cell>
          <table:table-cell office:value-type="float" office:value="0.00027">
            <text:p>0,00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0.76">
            <text:p>0,76</text:p>
          </table:table-cell>
          <table:table-cell office:value-type="float" office:value="0.00094">
            <text:p>0,00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0">
            <text:p>3000</text:p>
          </table:table-cell>
          <table:table-cell office:value-type="float" office:value="2.52">
            <text:p>2,52</text:p>
          </table:table-cell>
          <table:table-cell office:value-type="float" office:value="0.00181">
            <text:p>0,001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5.95">
            <text:p>5,95</text:p>
          </table:table-cell>
          <table:table-cell office:value-type="float" office:value="0.00348">
            <text:p>0,003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0">
            <text:p>5000</text:p>
          </table:table-cell>
          <table:table-cell office:value-type="float" office:value="11.54">
            <text:p>11,54</text:p>
          </table:table-cell>
          <table:table-cell office:value-type="float" office:value="0.0046">
            <text:p>0,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0">
            <text:p>6000</text:p>
          </table:table-cell>
          <table:table-cell office:value-type="float" office:value="20.01">
            <text:p>20,01</text:p>
          </table:table-cell>
          <table:table-cell office:value-type="float" office:value="0.00657">
            <text:p>0,006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00">
            <text:p>7000</text:p>
          </table:table-cell>
          <table:table-cell office:value-type="float" office:value="31.55">
            <text:p>31,55</text:p>
          </table:table-cell>
          <table:table-cell office:value-type="float" office:value="0.0105">
            <text:p>0,0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0">
            <text:p>8000</text:p>
          </table:table-cell>
          <table:table-cell office:value-type="float" office:value="47.05">
            <text:p>47,05</text:p>
          </table:table-cell>
          <table:table-cell office:value-type="float" office:value="0.012">
            <text:p>0,0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00">
            <text:p>9000</text:p>
          </table:table-cell>
          <table:table-cell office:value-type="float" office:value="67.44">
            <text:p>67,44</text:p>
          </table:table-cell>
          <table:table-cell office:value-type="float" office:value="0.0173">
            <text:p>0,0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91.93">
            <text:p>91,93</text:p>
          </table:table-cell>
          <table:table-cell office:value-type="float" office:value="0.0181">
            <text:p>0,0181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Zusammenhang (gerundete Werte)</text:p>
          </table:table-cell>
          <table:table-cell/>
          <table:table-cell office:value-type="string">
            <text:p>Zusammenhang (gerundete Werte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(n) = 1,586*10^-10 * n^2,938</text:p>
          </table:table-cell>
          <table:table-cell/>
          <table:table-cell office:value-type="string">
            <text:p>f(n) = 6.675*10^-10 * n^1.861</text:p>
          </table:table-cell>
          <table:table-cell table:number-columns-repeated="3"/>
        </table:table-row>
        <table:table-row table:style-name="ro2" table:number-rows-repeated="5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f(n)</text:p>
          </table:table-cell>
          <table:table-cell office:value-type="string">
            <text:p>n bei t=1 sec</text:p>
          </table:table-cell>
          <table:table-cell office:value-type="string">
            <text:p>n bei t= 1h</text:p>
          </table:table-cell>
          <table:table-cell office:value-type="string">
            <text:p>n bei t = 1Monat</text:p>
          </table:table-cell>
          <table:table-cell office:value-type="string">
            <text:p>n bei T = <text:s/>1 Jahrhundert</text:p>
          </table:table-cell>
        </table:table-row>
        <table:table-row table:style-name="ro3">
          <table:table-cell table:number-columns-repeated="2"/>
          <table:table-cell office:value-type="string">
            <text:p>log<text:span text:style-name="T1">2</text:span><text:span text:style-name="T2">(n)</text:span></text:p>
          </table:table-cell>
          <table:table-cell office:value-type="string">
            <text:p>ca. 10<text:span text:style-name="T5">300.000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n</text:p>
          </table:table-cell>
          <table:table-cell office:value-type="string">
            <text:p>ca. 10<text:span text:style-name="T5">6</text:span>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n log<text:span text:style-name="T3">2</text:span><text:span text:style-name="T4">(n)</text:span>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n<text:span text:style-name="T5">2</text:span></text:p>
          </table:table-cell>
          <table:table-cell office:value-type="string">
            <text:p>ca. 10<text:span text:style-name="T5">12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2<text:span text:style-name="T5">n</text:span></text:p>
          </table:table-cell>
          <table:table-cell office:value-type="string">
            <text:p>ca. 20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rtelt </meta:initial-creator>
    <meta:creation-date>2016-03-23T10:52:49</meta:creation-date>
    <dc:date>2016-03-23T13:12:32</dc:date>
    <dc:creator>Oertelt </dc:creator>
    <meta:editing-duration>PT2H5M7S</meta:editing-duration>
    <meta:editing-cycles>10</meta:editing-cycles>
    <meta:generator>LibreOffice/3.5$Linux_X86_64 LibreOffice_project/350m1$Build-2</meta:generator>
    <meta:document-statistic meta:table-count="3" meta:cell-count="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legend chart:legend-position="end" svg:x="12.402cm" svg:y="4.204cm" style:legend-expansion="high" chart:style-name="ch2"/>
        <chart:plot-area chart:style-name="ch3" table:cell-range-address="Sheet1.B1:Sheet1.C11" chart:data-source-has-labels="both" svg:x="1.331cm" svg:y="0.855cm" svg:width="10.431cm" svg:height="6.99cm">
          <chartooo:coordinate-region svg:x="2.138cm" svg:y="1.054cm" svg:width="9.159cm" svg:height="6.144cm"/>
          <chart:axis chart:dimension="x" chart:name="primary-x" chart:style-name="ch4" chartooo:axis-type="auto">
            <chartooo:date-scale/>
            <chart:title svg:x="5.298cm" svg:y="8.025cm" chart:style-name="ch5">
              <text:p>Arrayelemente n</text:p>
            </chart:title>
            <chart:categories table:cell-range-address="Sheet1.B2:Sheet1.B11"/>
            <chart:grid chart:style-name="ch6" chart:class="major"/>
          </chart:axis>
          <chart:axis chart:dimension="y" chart:name="primary-y" chart:style-name="ch4">
            <chart:title svg:x="0.451cm" svg:y="4.963cm" chart:style-name="ch7">
              <text:p>Zeit in s</text:p>
            </chart:title>
            <chart:grid chart:style-name="ch6" chart:class="major"/>
          </chart:axis>
          <chart:series chart:style-name="ch8" chart:values-cell-range-address="Sheet1.C2:Sheet1.C11" chart:label-cell-address="Sheet1.C1:Sheet1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n) in s (Alg 1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1</svg:desc>
                </draw:g>
              </table:table-cell>
              <table:table-cell office:value-type="float" office:value="0.11">
                <text:p>0.11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7.05">
                <text:p>47.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7.44">
                <text:p>67.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1.93">
                <text:p>91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8.98cm" xlink:href=".." xlink:type="simple" chart:class="chart:line" chart:style-name="ch1">
        <chart:legend chart:legend-position="end" svg:x="12.476cm" svg:y="4.191cm" style:legend-expansion="high" chart:style-name="ch2"/>
        <chart:plot-area chart:style-name="ch3" table:cell-range-address="Sheet1.B1:Sheet1.B11 Sheet1.D1:Sheet1.D11" chart:data-source-has-labels="both" svg:x="1.33cm" svg:y="0.851cm" svg:width="10.508cm" svg:height="6.969cm">
          <chartooo:coordinate-region svg:x="2.428cm" svg:y="1.05cm" svg:width="8.945cm" svg:height="6.123cm"/>
          <chart:axis chart:dimension="x" chart:name="primary-x" chart:style-name="ch4" chartooo:axis-type="auto">
            <chartooo:date-scale/>
            <chart:title svg:x="5.336cm" svg:y="7.999cm" chart:style-name="ch5">
              <text:p>Arrayelemente n</text:p>
            </chart:title>
            <chart:categories table:cell-range-address="Sheet1.B2:Sheet1.B11"/>
            <chart:grid chart:style-name="ch6" chart:class="major"/>
          </chart:axis>
          <chart:axis chart:dimension="y" chart:name="primary-y" chart:style-name="ch4">
            <chart:title svg:x="0.451cm" svg:y="4.948cm" chart:style-name="ch7">
              <text:p>Zeit in s</text:p>
            </chart:title>
            <chart:grid chart:style-name="ch6" chart:class="major"/>
          </chart:axis>
          <chart:series chart:style-name="ch8" chart:values-cell-range-address="Sheet1.D2:Sheet1.D11" chart:label-cell-address="Sheet1.D1:Sheet1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n) in s (Alg2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1</svg:desc>
                </draw:g>
              </table:table-cell>
              <table:table-cell office:value-type="float" office:value="0.00027">
                <text:p>0.00027</text:p>
                <draw:g>
                  <svg:desc>Sheet1.D2:Sheet1.D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348">
                <text:p>0.0034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657">
                <text:p>0.0065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81">
                <text:p>0.01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